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officeooo:rsid="00041ac2" officeooo:paragraph-rsid="00041ac2"/>
    </style:style>
    <style:style style:name="P2" style:family="paragraph" style:parent-style-name="Standard">
      <style:paragraph-properties fo:line-height="115%" fo:text-align="start" style:justify-single-word="false"/>
      <style:text-properties officeooo:rsid="00041ac2" officeooo:paragraph-rsid="00041ac2"/>
    </style:style>
    <style:style style:name="P3" style:family="paragraph" style:parent-style-name="Standard">
      <style:paragraph-properties fo:line-height="115%" fo:text-align="start" style:justify-single-word="false"/>
      <style:text-properties officeooo:rsid="00056067" officeooo:paragraph-rsid="00056067"/>
    </style:style>
    <style:style style:name="P4" style:family="paragraph" style:parent-style-name="Standard">
      <style:paragraph-properties fo:line-height="115%" fo:text-align="start" style:justify-single-word="false"/>
      <style:text-properties officeooo:rsid="0007459b" officeooo:paragraph-rsid="0007459b"/>
    </style:style>
    <style:style style:name="P5" style:family="paragraph" style:parent-style-name="Standard">
      <style:paragraph-properties fo:line-height="115%" fo:text-align="start" style:justify-single-word="false"/>
      <style:text-properties officeooo:rsid="0007459b" officeooo:paragraph-rsid="000c1dcc"/>
    </style:style>
    <style:style style:name="P6" style:family="paragraph" style:parent-style-name="Standard">
      <style:paragraph-properties fo:line-height="115%" fo:text-align="start" style:justify-single-word="false"/>
      <style:text-properties officeooo:rsid="000a5b0e" officeooo:paragraph-rsid="000a5b0e"/>
    </style:style>
    <style:style style:name="P7" style:family="paragraph" style:parent-style-name="Standard">
      <style:paragraph-properties fo:text-align="center" style:justify-single-word="false"/>
      <style:text-properties officeooo:rsid="000aec6c" officeooo:paragraph-rsid="000aec6c"/>
    </style:style>
    <style:style style:name="P8" style:family="paragraph" style:parent-style-name="Standard">
      <style:paragraph-properties fo:line-height="115%" fo:text-align="start" style:justify-single-word="false"/>
      <style:text-properties officeooo:rsid="000aec6c" officeooo:paragraph-rsid="000aec6c"/>
    </style:style>
    <style:style style:name="P9" style:family="paragraph" style:parent-style-name="Standard" style:master-page-name="">
      <loext:graphic-properties draw:fill="none"/>
      <style:paragraph-properties fo:margin-left="2.8752in" fo:margin-right="0in" fo:line-height="115%" fo:text-align="center" style:justify-single-word="false" fo:text-indent="0in" style:auto-text-indent="false" style:page-number="auto" fo:background-color="transparent"/>
      <style:text-properties officeooo:rsid="000aec6c" officeooo:paragraph-rsid="000aec6c"/>
    </style:style>
    <style:style style:name="P10" style:family="paragraph" style:parent-style-name="Standard">
      <loext:graphic-properties draw:fill="none"/>
      <style:paragraph-properties fo:margin-left="2.8752in" fo:margin-right="0in" fo:line-height="115%" fo:text-align="center" style:justify-single-word="false" fo:text-indent="0in" style:auto-text-indent="false" fo:background-color="transparent"/>
      <style:text-properties officeooo:rsid="000aec6c" officeooo:paragraph-rsid="000aec6c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aec6c" officeooo:paragraph-rsid="000aec6c"/>
    </style:style>
    <style:style style:name="T1" style:family="text">
      <style:text-properties officeooo:rsid="00056067"/>
    </style:style>
    <style:style style:name="T2" style:family="text">
      <style:text-properties officeooo:rsid="0007459b"/>
    </style:style>
    <style:style style:name="T3" style:family="text">
      <style:text-properties officeooo:rsid="0008ea9a"/>
    </style:style>
    <style:style style:name="T4" style:family="text">
      <style:text-properties officeooo:rsid="00098ae4"/>
    </style:style>
    <style:style style:name="T5" style:family="text">
      <style:text-properties officeooo:rsid="000c1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isiTempatBuatSurat}, ${iniTanggalBuatSurat}</text:p>
      <text:p text:style-name="P2">Lampiran : ${isiJumlahLampiran} Lembar</text:p>
      <text:p text:style-name="P2">Perihal : <text:span text:style-name="T1">Surat Izin Tidak Masuk Kerja</text:span></text:p>
      <text:p text:style-name="P2"/>
      <text:p text:style-name="P2"/>
      <text:p text:style-name="P3">Kepada Yth.</text:p>
      <text:p text:style-name="P3">${<text:span text:style-name="T2">isiKepalaInstansi</text:span>i}</text:p>
      <text:p text:style-name="P3">${<text:span text:style-name="T2">isiAlamatInstansi</text:span>}</text:p>
      <text:p text:style-name="P3"/>
      <text:p text:style-name="P4">Dengan hormat, </text:p>
      <text:p text:style-name="P4">Saya yang bertanda tangan dibawah ini:</text:p>
      <text:p text:style-name="P4"><text:tab/>Nama<text:tab/><text:tab/><text:tab/>: ${isiNama}</text:p>
      <text:p text:style-name="P5"><text:tab/><text:span text:style-name="T3">Alamat<text:tab/><text:tab/><text:tab/>: ${</text:span><text:span text:style-name="T5">isiDesa</text:span><text:span text:style-name="T3">}, </text:span><text:span text:style-name="T5">${isiKecamatan}</text:span></text:p>
      <text:p text:style-name="P5"><text:span text:style-name="T5"><text:tab/><text:tab/><text:tab/><text:tab/> <text:s/>${isiKabupaten}</text:span></text:p>
      <text:p text:style-name="P4"><text:tab/><text:span text:style-name="T3">No. {isiJenisIdentitas</text:span><text:span text:style-name="T4">} </text:span><text:span text:style-name="T3">: ${isiNomorIdentitas}</text:span></text:p>
      <text:p text:style-name="P4"><text:tab/><text:span text:style-name="T4">Jabatan<text:tab/><text:tab/>: ${isiJabatan}</text:span></text:p>
      <text:p text:style-name="P4"/>
      <text:p text:style-name="P6">Dengan ini saya memohon izin untuk tidak masuk kerja pada tanggal ${isiMulaiIzin} sampai dengan ${isiAkhirIzin} dikarenakan ${isiSebab}.</text:p>
      <text:p text:style-name="P6"/>
      <text:p text:style-name="P6">${alasanIzin}</text:p>
      <text:p text:style-name="P6"/>
      <text:p text:style-name="P11">Demikian surat izin ini saya buat dengan sebenar-benarnya, atas izin yang diberikan saya mengucapkan banyak terima kasih.</text:p>
      <text:p text:style-name="P8"/>
      <text:p text:style-name="P9"/>
      <text:p text:style-name="P10">Hormat saya,</text:p>
      <text:p text:style-name="P10"/>
      <text:p text:style-name="P10"/>
      <text:p text:style-name="P10"/>
      <text:p text:style-name="P10">${isiNama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3:18.277504040</meta:creation-date>
    <dc:date>2023-05-16T11:37:54.843716513</dc:date>
    <meta:editing-duration>PT24M2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78" meta:character-count="670" meta:non-whitespace-character-count="594"/>
  </office:meta>
</office:document-meta>
</file>